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73cm"/>
    </style:style>
    <style:style style:name="gr2" style:family="graphic" style:parent-style-name="standard">
      <style:graphic-properties draw:stroke="none" svg:stroke-width="0.018cm" svg:stroke-color="#ffffff" draw:marker-start-width="0.327cm" draw:marker-end-width="0.327cm" draw:fill-color="#0000cc" draw:textarea-horizontal-align="justify" draw:textarea-vertical-align="middle" draw:auto-grow-height="false" fo:min-height="3.976cm" fo:min-width="3.726cm" fo:padding-top="0.134cm" fo:padding-bottom="0.134cm" fo:padding-left="0.259cm" fo:padding-right="0.25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9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0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4.9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3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stroke-linejoin="miter" draw:fill-color="#ffffff" draw:textarea-horizontal-align="justify" draw:textarea-vertical-align="middle" draw:auto-grow-height="false" fo:min-height="4.898cm" fo:min-width="18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7.533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0.2cm"/>
    </style:style>
    <style:style style:name="gr11" style:family="graphic" style:parent-style-name="standard">
      <style:graphic-properties draw:stroke="none" draw:fill-color="#ff0000" draw:textarea-vertical-align="middle" draw:auto-grow-height="false" fo:min-height="5.551cm" fo:min-width="5.901cm"/>
    </style:style>
    <style:style style:name="P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P3" style:family="paragraph">
      <loext:graphic-properties draw:fill-color="#0000c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0000"/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ffff" fo:font-style="italic" fo:background-color="#000000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9cm" svg:height="3.723cm" svg:x="7.5cm" svg:y="3.7cm">
          <draw:text-box>
            <text:p text:style-name="P1"><text:span text:style-name="T1">Ne quittez pas</text:span></text:p>
          </draw:text-box>
        </draw:frame>
        <draw:custom-shape draw:style-name="gr2" draw:text-style-name="P3" draw:layer="layout" svg:width="6cm" svg:height="6cm" svg:x="2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0.3cm" svg:height="0.212cm" svg:x="21.7cm" svg:y="1.9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5cm" svg:height="0.212cm" svg:x="21.2cm" svg:y="2.4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5cm" svg:height="0.213cm" svg:x="20.9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5cm" svg:height="0.212cm" svg:x="20.6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cm" svg:height="0.3cm" svg:x="21.5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2cm" svg:height="0.3cm" svg:x="22.1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3.869cm" svg:height="2.029cm" svg:x="1.628cm" svg:y="8.4cm">
          <draw:text-box>
            <text:p>N'attendez plus,</text:p>
            <text:p><text:span text:style-name="T2"/></text:p>
            <text:p><text:s text:c="4"/>téléchargez l'application sur <text:span text:style-name="T3">www.lechantducygne.com/projects/nequittezpas.apk</text:span></text:p>
          </draw:text-box>
        </draw:frame>
        <draw:custom-shape draw:style-name="gr8" draw:text-style-name="P4" draw:layer="layout" svg:width="19.1cm" svg:height="5.2cm" svg:x="5.3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8.033cm" svg:height="5.228cm" svg:x="5.834cm" svg:y="13.3cm">
          <draw:text-box>
            <text:p>Gaël Bourhis - <text:span text:style-name="T4">Directeur des systèmes d'informations</text:span></text:p>
            <text:p>Simon Chauvin - <text:span text:style-name="T4">Directeur des relations internes</text:span></text:p>
            <text:p>Romain Enselme - <text:span text:style-name="T4">Responsable des annexes</text:span></text:p>
            <text:p>Ibrahim Lancoln - <text:span text:style-name="T4">Responsable de la cohérence administrative</text:span></text:p>
            <text:p>Elizabeth Maler - <text:span text:style-name="T4">Administratrice Générale</text:span></text:p>
            <text:p>Pierre Stempin - <text:span text:style-name="T4">Directeur de la communication</text:span></text:p>
            <text:p/>
          </draw:text-box>
        </draw:frame>
        <draw:custom-shape draw:style-name="gr10" draw:text-style-name="P4" draw:layer="layout" svg:width="10.7cm" svg:height="0.212cm" svg:x="20.4cm" svg:y="3.9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7cm" svg:height="0.212cm" svg:x="20.4cm" svg:y="4.4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7cm" svg:height="0.213cm" svg:x="20.4cm" svg:y="4.9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7cm" svg:height="0.212cm" svg:x="20.6cm" svg:y="5.4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7cm" svg:height="0.212cm" svg:x="20.9cm" svg:y="5.9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7cm" svg:height="0.212cm" svg:x="21.2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4cm" svg:height="5.8cm" svg:x="21cm" svg:y="2.3cm">
          <text:p/>
          <draw:enhanced-geometry svg:viewBox="0 0 21600 21600" draw:text-areas="0 0 21600 21600" draw:mirror-vertical="true" draw:type="circular-arrow" draw:modifiers="180 66.5828029990238 3808.158462592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6:56:31.347000000</meta:creation-date>
    <dc:date>2015-11-07T17:18:16.616000000</dc:date>
    <meta:editing-duration>PT21M25S</meta:editing-duration>
    <meta:editing-cycles>44</meta:editing-cycles>
    <meta:generator>LibreOffice/5.0.0.5$Windows_X86_64 LibreOffice_project/1b1a90865e348b492231e1c451437d7a15bb262b</meta:generator>
    <meta:document-statistic meta:object-count="18"/>
  </office:meta>
</office:document-meta>
</file>